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
      <text:p text:style-name="Text_20_body">“But when the mustard seed grows, it becomes the largest of all of the garden plants, big enough that even the birds come and rest in its branches.”</text:p>
      <text:h text:style-name="Heading_20_9" text:outline-level="9">34-03</text:h>
      <text:p text:style-name="First_20_paragraph"/>
      <text:p text:style-name="Text_20_body">Telling another story, Jesus said, “The kingdom of God is like yeast that a woman mixes into some bread dough until it spreads throughout the dough.”</text:p>
      <text:h text:style-name="Heading_20_9" text:outline-level="9">34-04</text:h>
      <text:p text:style-name="First_20_paragraph"/>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
      <text:p text:style-name="Text_20_body">“The kingdom of God is also like a perfect pearl of great value. When a pearl merchant found it, he sold all that he had so he could buy it.”</text:p>
      <text:h text:style-name="Heading_20_9" text:outline-level="9">34-06</text:h>
      <text:p text:style-name="First_20_paragraph"/>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
      <text:p text:style-name="Text_20_body">“‘For example, I fast two times every week and I give you ten percent of all the money and goods that I receive.’”</text:p>
      <text:h text:style-name="Heading_20_9" text:outline-level="9">34-09</text:h>
      <text:p text:style-name="First_20_paragraph"/>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22Z</meta:creation-date>
    <dc:date>2023-05-24T11:34:22Z</dc:date>
  </office:meta>
</office:document-meta>
</file>